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2pt" style:font-size-asian="12pt" style:font-size-complex="12pt"/>
    </style:style>
    <style:style style:name="P3" style:family="paragraph">
      <style:paragraph-properties fo:text-align="center"/>
      <style:text-properties style:font-name="Courier New1"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Courier New1" fo:font-size="12pt" style:font-size-asian="12pt" style:font-size-complex="12pt"/>
    </style:style>
    <style:style style:name="T2" style:family="text">
      <style:text-properties style:font-name="Courier New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0.635cm" svg:x="7.096cm" svg:y="1.254cm">
          <text:p text:style-name="P1"><text:span text:style-name="T1">[4,2,2,2,2,3,3,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16cm" svg:height="0.635cm" svg:x="5.953cm" svg:y="3.032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16cm" svg:height="0.635cm" svg:x="7.096cm" svg:y="3.032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0.635cm" svg:x="8.239cm" svg:y="3.032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016cm" svg:height="0.635cm" svg:x="9.382cm" svg:y="3.032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016cm" svg:height="0.635cm" svg:x="10.525cm" svg:y="3.032cm">
          <text:p text:style-name="P1"><text:span text:style-name="T1">[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016cm" svg:height="0.635cm" svg:x="11.668cm" svg:y="3.032cm">
          <text:p text:style-name="P1"><text:span text:style-name="T1">[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016cm" svg:height="0.635cm" svg:x="12.811cm" svg:y="3.032cm">
          <text:p text:style-name="P1"><text:span text:style-name="T1">[1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1.905cm" svg:height="0.508cm" svg:x="1.254cm" svg:y="4.683cm">
          <text:p text:style-name="P1"><text:span text:style-name="T2">(4,0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1" draw:id="id11" draw:layer="layout" svg:width="1.905cm" svg:height="0.508cm" svg:x="3.286cm" svg:y="4.683cm">
          <text:p text:style-name="P1"><text:span text:style-name="T2">(2,1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1.905cm" svg:height="0.508cm" svg:x="5.318cm" svg:y="4.683cm">
          <text:p text:style-name="P1"><text:span text:style-name="T2">(2,2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1.905cm" svg:height="0.508cm" svg:x="7.35cm" svg:y="4.683cm">
          <text:p text:style-name="P1"><text:span text:style-name="T2">(2,3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1.905cm" svg:height="0.508cm" svg:x="9.382cm" svg:y="4.683cm">
          <text:p text:style-name="P1"><text:span text:style-name="T2">(2,4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1.905cm" svg:height="0.508cm" svg:x="11.414cm" svg:y="4.683cm">
          <text:p text:style-name="P1"><text:span text:style-name="T2">(3,5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1.905cm" svg:height="0.508cm" svg:x="13.446cm" svg:y="4.683cm">
          <text:p text:style-name="P1"><text:span text:style-name="T2">(3,6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1.905cm" svg:height="0.508cm" svg:x="15.478cm" svg:y="4.683cm">
          <text:p text:style-name="P1"><text:span text:style-name="T2">(1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1.905cm" svg:height="0.889cm" svg:x="2.27cm" svg:y="6.207cm">
          <text:p text:style-name="P1"><text:span text:style-name="T2">(4,0,1)</text:span></text:p>
          <text:p text:style-name="P1"><text:span text:style-name="T2">(2,1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1.905cm" svg:height="0.889cm" svg:x="6.334cm" svg:y="6.207cm">
          <text:p text:style-name="P1"><text:span text:style-name="T2">(2,2,2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1.905cm" svg:height="0.889cm" svg:x="10.398cm" svg:y="6.207cm">
          <text:p text:style-name="P1"><text:span text:style-name="T2">(2,4,1)</text:span></text:p>
          <text:p text:style-name="P1"><text:span text:style-name="T2">(3,5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1.905cm" svg:height="0.889cm" svg:x="14.462cm" svg:y="6.207cm">
          <text:p text:style-name="P1"><text:span text:style-name="T2">(3,6,1)</text:span></text:p>
          <text:p text:style-name="P1"><text:span text:style-name="T2">(1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1.905cm" svg:height="1.143cm" svg:x="4.302cm" svg:y="8.239cm">
          <text:p text:style-name="P1"><text:span text:style-name="T2">(4,0,1)</text:span></text:p>
          <text:p text:style-name="P1"><text:span text:style-name="T2">(2,1,3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1.905cm" svg:height="1.143cm" svg:x="12.43cm" svg:y="8.112cm">
          <text:p text:style-name="P1"><text:span text:style-name="T2">(2,4,1)</text:span></text:p>
          <text:p text:style-name="P1"><text:span text:style-name="T2">(3,5,2)</text:span></text:p>
          <text:p text:style-name="P1"><text:span text:style-name="T2">(1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4" draw:id="id24" draw:layer="layout" svg:width="1.905cm" svg:height="1.651cm" svg:x="8.112cm" svg:y="10.144cm">
          <text:p text:style-name="P1"><text:span text:style-name="T2">(4,0,1)</text:span></text:p>
          <text:p text:style-name="P1"><text:span text:style-name="T2">(2,1,4)</text:span></text:p>
          <text:p text:style-name="P1"><text:span text:style-name="T2">(3,5,2)</text:span></text:p>
          <text:p text:style-name="P1"><text:span text:style-name="T2">(1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6.223cm" svg:height="0.635cm" svg:x="5.953cm" svg:y="12.43cm">
          <text:p text:style-name="P4"><text:span text:style-name="T1">Data = [4,2,2,2,2,3,3,1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318cm" svg:y1="1.889cm" svg:x2="5.318cm" svg:y2="3.032cm" draw:start-shape="id1" draw:end-shape="id2" draw:end-glue-point="0" svg:d="M9318 1889c0 856-4000 285-4000 1143" svg:viewBox="0 0 4001 1144">
          <text:p/>
        </draw:connector>
        <draw:custom-shape draw:style-name="gr1" draw:text-style-name="P2" xml:id="id2" draw:id="id2" draw:layer="layout" svg:width="1.016cm" svg:height="0.635cm" svg:x="4.81cm" svg:y="3.032cm">
          <text:p text:style-name="P1"><text:span text:style-name="T1">[4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318cm" svg:y1="1.889cm" svg:x2="6.461cm" svg:y2="3.032cm" draw:start-shape="id1" draw:end-shape="id3" draw:end-glue-point="0" svg:d="M9318 1889c0 856-2857 285-2857 1143" svg:viewBox="0 0 2858 1144">
          <text:p/>
        </draw:connector>
        <draw:connector draw:style-name="gr2" draw:text-style-name="P1" draw:layer="layout" draw:type="curve" svg:x1="9.318cm" svg:y1="1.889cm" svg:x2="7.604cm" svg:y2="3.032cm" draw:start-shape="id1" draw:end-shape="id4" draw:end-glue-point="0" svg:d="M9318 1889c0 856-1714 285-1714 1143" svg:viewBox="0 0 1715 1144">
          <text:p/>
        </draw:connector>
        <draw:connector draw:style-name="gr2" draw:text-style-name="P1" draw:layer="layout" draw:type="curve" svg:x1="9.318cm" svg:y1="1.889cm" svg:x2="8.747cm" svg:y2="3.032cm" draw:start-shape="id1" draw:start-glue-point="2" draw:end-shape="id5" draw:end-glue-point="0" svg:d="M9318 1889c0 856-571 285-571 1143" svg:viewBox="0 0 572 1144">
          <text:p/>
        </draw:connector>
        <draw:connector draw:style-name="gr2" draw:text-style-name="P1" draw:layer="layout" draw:type="curve" svg:x1="9.318cm" svg:y1="1.889cm" svg:x2="9.89cm" svg:y2="3.032cm" draw:start-shape="id1" draw:end-shape="id6" draw:end-glue-point="0" svg:d="M9318 1889c0 856 572 285 572 1143" svg:viewBox="0 0 573 1144">
          <text:p/>
        </draw:connector>
        <draw:connector draw:style-name="gr2" draw:text-style-name="P1" draw:layer="layout" draw:type="curve" svg:x1="9.318cm" svg:y1="1.889cm" svg:x2="11.033cm" svg:y2="3.032cm" draw:start-shape="id1" draw:end-shape="id7" draw:end-glue-point="0" svg:d="M9318 1889c0 856 1715 285 1715 1143" svg:viewBox="0 0 1716 1144">
          <text:p/>
        </draw:connector>
        <draw:connector draw:style-name="gr2" draw:text-style-name="P1" draw:layer="layout" draw:type="curve" svg:x1="9.318cm" svg:y1="1.889cm" svg:x2="12.176cm" svg:y2="3.032cm" draw:start-shape="id1" draw:start-glue-point="2" draw:end-shape="id8" svg:d="M9318 1889c0 856 2858 285 2858 1143" svg:viewBox="0 0 2859 1144">
          <text:p/>
        </draw:connector>
        <draw:connector draw:style-name="gr2" draw:text-style-name="P1" draw:layer="layout" draw:type="curve" svg:x1="9.318cm" svg:y1="1.889cm" svg:x2="13.319cm" svg:y2="3.032cm" draw:start-shape="id1" draw:start-glue-point="2" draw:end-shape="id9" draw:end-glue-point="0" svg:d="M9318 1889c0 856 4001 285 4001 1143" svg:viewBox="0 0 4002 1144">
          <text:p/>
        </draw:connector>
        <draw:connector draw:style-name="gr2" draw:text-style-name="P1" draw:layer="layout" draw:type="curve" svg:x1="5.318cm" svg:y1="3.667cm" svg:x2="2.206cm" svg:y2="4.683cm" draw:start-shape="id2" draw:start-glue-point="2" draw:end-shape="id10" draw:end-glue-point="0" svg:d="M5318 3667c0 762-3112 254-3112 1016" svg:viewBox="0 0 3113 1017">
          <text:p/>
        </draw:connector>
        <draw:connector draw:style-name="gr2" draw:text-style-name="P1" draw:layer="layout" draw:type="curve" svg:x1="6.461cm" svg:y1="3.667cm" svg:x2="4.238cm" svg:y2="4.683cm" draw:start-shape="id3" draw:start-glue-point="2" draw:end-shape="id11" draw:end-glue-point="0" svg:d="M6461 3667c0 762-2223 254-2223 1016" svg:viewBox="0 0 2224 1017">
          <text:p/>
        </draw:connector>
        <draw:connector draw:style-name="gr2" draw:text-style-name="P1" draw:layer="layout" draw:type="curve" svg:x1="7.604cm" svg:y1="3.667cm" svg:x2="6.27cm" svg:y2="4.683cm" draw:start-shape="id4" draw:start-glue-point="2" draw:end-shape="id12" draw:end-glue-point="0" svg:d="M7604 3667c0 762-1334 254-1334 1016" svg:viewBox="0 0 1335 1017">
          <text:p/>
        </draw:connector>
        <draw:connector draw:style-name="gr2" draw:text-style-name="P1" draw:layer="layout" draw:type="curve" svg:x1="8.747cm" svg:y1="3.667cm" svg:x2="8.302cm" svg:y2="4.683cm" draw:start-shape="id5" draw:start-glue-point="2" draw:end-shape="id13" draw:end-glue-point="0" svg:d="M8747 3667c0 762-445 254-445 1016" svg:viewBox="0 0 446 1017">
          <text:p/>
        </draw:connector>
        <draw:connector draw:style-name="gr2" draw:text-style-name="P1" draw:layer="layout" draw:type="curve" svg:x1="9.89cm" svg:y1="3.667cm" svg:x2="10.334cm" svg:y2="4.683cm" draw:start-shape="id6" draw:start-glue-point="2" draw:end-shape="id14" draw:end-glue-point="0" svg:d="M9890 3667c0 762 444 254 444 1016" svg:viewBox="0 0 445 1017">
          <text:p/>
        </draw:connector>
        <draw:connector draw:style-name="gr2" draw:text-style-name="P1" draw:layer="layout" draw:type="curve" svg:x1="11.033cm" svg:y1="3.667cm" svg:x2="12.366cm" svg:y2="4.683cm" draw:start-shape="id7" draw:start-glue-point="2" draw:end-shape="id15" draw:end-glue-point="0" svg:d="M11033 3667c0 762 1333 254 1333 1016" svg:viewBox="0 0 1334 1017">
          <text:p/>
        </draw:connector>
        <draw:connector draw:style-name="gr2" draw:text-style-name="P1" draw:layer="layout" draw:type="curve" svg:x1="12.176cm" svg:y1="3.667cm" svg:x2="14.398cm" svg:y2="4.683cm" draw:start-shape="id8" draw:start-glue-point="2" draw:end-shape="id16" draw:end-glue-point="0" svg:d="M12176 3667c0 762 2222 254 2222 1016" svg:viewBox="0 0 2223 1017">
          <text:p/>
        </draw:connector>
        <draw:connector draw:style-name="gr2" draw:text-style-name="P1" draw:layer="layout" draw:type="curve" svg:x1="13.319cm" svg:y1="3.667cm" svg:x2="16.43cm" svg:y2="4.683cm" draw:start-shape="id9" draw:start-glue-point="2" draw:end-shape="id17" svg:d="M13319 3667c0 762 3111 254 3111 1016" svg:viewBox="0 0 3112 1017">
          <text:p/>
        </draw:connector>
        <draw:connector draw:style-name="gr2" draw:text-style-name="P1" draw:layer="layout" draw:type="line" svg:x1="2.206cm" svg:y1="5.191cm" svg:x2="3.222cm" svg:y2="6.207cm" draw:start-shape="id10" draw:start-glue-point="2" draw:end-shape="id18" draw:end-glue-point="0" svg:d="M2206 5191l1016 1016" svg:viewBox="0 0 1017 1017">
          <text:p/>
        </draw:connector>
        <draw:connector draw:style-name="gr2" draw:text-style-name="P1" draw:layer="layout" draw:type="line" svg:x1="4.238cm" svg:y1="5.191cm" svg:x2="3.222cm" svg:y2="6.207cm" draw:start-shape="id11" draw:start-glue-point="2" draw:end-shape="id18" draw:end-glue-point="0" svg:d="M4238 5191l-1016 1016" svg:viewBox="0 0 1017 1017">
          <text:p/>
        </draw:connector>
        <draw:connector draw:style-name="gr2" draw:text-style-name="P1" draw:layer="layout" draw:type="line" svg:x1="6.27cm" svg:y1="5.191cm" svg:x2="7.286cm" svg:y2="6.207cm" draw:start-shape="id12" draw:start-glue-point="2" draw:end-shape="id19" draw:end-glue-point="0" svg:d="M6270 5191l1016 1016" svg:viewBox="0 0 1017 1017">
          <text:p/>
        </draw:connector>
        <draw:connector draw:style-name="gr2" draw:text-style-name="P1" draw:layer="layout" draw:type="line" svg:x1="8.302cm" svg:y1="5.191cm" svg:x2="7.286cm" svg:y2="6.207cm" draw:start-shape="id13" draw:start-glue-point="2" draw:end-shape="id19" draw:end-glue-point="0" svg:d="M8302 5191l-1016 1016" svg:viewBox="0 0 1017 1017">
          <text:p/>
        </draw:connector>
        <draw:connector draw:style-name="gr2" draw:text-style-name="P1" draw:layer="layout" draw:type="line" svg:x1="10.334cm" svg:y1="5.191cm" svg:x2="11.35cm" svg:y2="6.207cm" draw:start-shape="id14" draw:start-glue-point="2" draw:end-shape="id20" draw:end-glue-point="0" svg:d="M10334 5191l1016 1016" svg:viewBox="0 0 1017 1017">
          <text:p/>
        </draw:connector>
        <draw:connector draw:style-name="gr2" draw:text-style-name="P1" draw:layer="layout" draw:type="line" svg:x1="12.366cm" svg:y1="5.191cm" svg:x2="11.35cm" svg:y2="6.207cm" draw:start-shape="id15" draw:start-glue-point="2" draw:end-shape="id20" draw:end-glue-point="0" svg:d="M12366 5191l-1016 1016" svg:viewBox="0 0 1017 1017">
          <text:p/>
        </draw:connector>
        <draw:connector draw:style-name="gr2" draw:text-style-name="P1" draw:layer="layout" draw:type="line" svg:x1="14.398cm" svg:y1="5.191cm" svg:x2="15.414cm" svg:y2="6.207cm" draw:start-shape="id16" draw:start-glue-point="2" draw:end-shape="id21" draw:end-glue-point="0" svg:d="M14398 5191l1016 1016" svg:viewBox="0 0 1017 1017">
          <text:p/>
        </draw:connector>
        <draw:connector draw:style-name="gr2" draw:text-style-name="P1" draw:layer="layout" draw:type="line" svg:x1="16.43cm" svg:y1="5.191cm" svg:x2="15.414cm" svg:y2="6.207cm" draw:start-shape="id17" draw:start-glue-point="2" draw:end-shape="id21" draw:end-glue-point="0" svg:d="M16430 5191l-1016 1016" svg:viewBox="0 0 1017 1017">
          <text:p/>
        </draw:connector>
        <draw:connector draw:style-name="gr2" draw:text-style-name="P1" draw:layer="layout" draw:type="line" svg:x1="3.222cm" svg:y1="7.096cm" svg:x2="5.254cm" svg:y2="8.239cm" draw:start-shape="id18" draw:start-glue-point="2" draw:end-shape="id22" draw:end-glue-point="0" svg:d="M3222 7096l2032 1143" svg:viewBox="0 0 2033 1144">
          <text:p/>
        </draw:connector>
        <draw:connector draw:style-name="gr2" draw:text-style-name="P1" draw:layer="layout" draw:type="line" svg:x1="7.286cm" svg:y1="7.096cm" svg:x2="5.254cm" svg:y2="8.239cm" draw:start-shape="id19" draw:start-glue-point="2" draw:end-shape="id22" draw:end-glue-point="0" svg:d="M7286 7096l-2032 1143" svg:viewBox="0 0 2033 1144">
          <text:p/>
        </draw:connector>
        <draw:connector draw:style-name="gr2" draw:text-style-name="P1" draw:layer="layout" draw:type="line" svg:x1="11.35cm" svg:y1="7.096cm" svg:x2="13.382cm" svg:y2="8.112cm" draw:start-shape="id20" draw:start-glue-point="2" draw:end-shape="id23" draw:end-glue-point="0" svg:d="M11350 7096l2032 1016" svg:viewBox="0 0 2033 1017">
          <text:p/>
        </draw:connector>
        <draw:connector draw:style-name="gr2" draw:text-style-name="P1" draw:layer="layout" draw:type="line" svg:x1="15.414cm" svg:y1="7.096cm" svg:x2="13.382cm" svg:y2="8.112cm" draw:start-shape="id21" draw:start-glue-point="2" draw:end-shape="id23" draw:end-glue-point="0" svg:d="M15414 7096l-2032 1016" svg:viewBox="0 0 2033 1017">
          <text:p/>
        </draw:connector>
        <draw:connector draw:style-name="gr2" draw:text-style-name="P1" draw:layer="layout" draw:type="line" svg:x1="5.254cm" svg:y1="9.382cm" svg:x2="9.064cm" svg:y2="10.144cm" draw:start-shape="id22" draw:start-glue-point="2" draw:end-shape="id24" draw:end-glue-point="0" svg:d="M5254 9382l3810 762" svg:viewBox="0 0 3811 763">
          <text:p/>
        </draw:connector>
        <draw:connector draw:style-name="gr2" draw:text-style-name="P1" draw:layer="layout" draw:type="line" svg:x1="13.382cm" svg:y1="9.255cm" svg:x2="9.064cm" svg:y2="10.144cm" draw:start-shape="id23" draw:start-glue-point="2" draw:end-shape="id24" draw:end-glue-point="0" svg:d="M13382 9255l-4318 889" svg:viewBox="0 0 4319 890">
          <text:p/>
        </draw:connector>
        <draw:connector draw:style-name="gr2" draw:text-style-name="P1" draw:layer="layout" draw:type="line" svg:x1="9.064cm" svg:y1="11.795cm" svg:x2="9.064cm" svg:y2="12.43cm" draw:start-shape="id24" draw:start-glue-point="2" draw:end-shape="id25" draw:end-glue-point="0" svg:d="M9064 11795v635" svg:viewBox="0 0 1 636">
          <text:p/>
        </draw:connector>
        <draw:custom-shape draw:style-name="gr1" draw:text-style-name="P2" draw:layer="layout" svg:width="6.223cm" svg:height="1.094cm" svg:x="5.953cm" svg:y="13.065cm">
          <text:p text:style-name="P4"><text:span text:style-name="T1">Indices = [0,1,5,7]</text:span></text:p>
          <text:p text:style-name="P4"><text:span text:style-name="T1">Lenghts = [1,4,2,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094cm" svg:x="5.953cm" svg:y="14.13cm">
          <text:p text:style-name="P4"><text:span text:style-name="T1">represents</text:span></text:p>
          <text:p text:style-name="P4"><text:span text:style-name="T1">[[4],[2,2,2,2],[3,3],[1]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19T13:58:06.845547577</dc:date>
    <meta:editing-duration>PT1H9M47S</meta:editing-duration>
    <meta:editing-cycles>45</meta:editing-cycles>
    <meta:generator>LibreOffice/4.2.8.2$Linux_x86 LibreOffice_project/420m0$Build-2</meta:generator>
    <meta:document-statistic meta:object-count="58"/>
  </office:meta>
</office:document-meta>
</file>